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margin-top="0.2083in" fo:margin-bottom="0.2083in" loext:contextual-spacing="false" fo:line-height="100%"/>
    </style:style>
    <style:style style:name="P2" style:family="paragraph" style:parent-style-name="Standard">
      <style:paragraph-properties fo:margin-top="0.2083in" fo:margin-bottom="0.2083in" loext:contextual-spacing="false" fo:line-height="100%"/>
      <style:text-properties fo:font-weight="bold" style:font-weight-asian="bold" style:font-weight-complex="bold"/>
    </style:style>
    <style:style style:name="P3" style:family="paragraph" style:parent-style-name="Standard">
      <style:paragraph-properties fo:margin-left="0in" fo:margin-right="0.4165in" fo:margin-top="0.2083in" fo:margin-bottom="0.2083in" loext:contextual-spacing="false" fo:line-height="100%" fo:text-indent="0in" style:auto-text-indent="false"/>
    </style:style>
    <style:style style:name="P4" style:family="paragraph" style:parent-style-name="Standard" style:list-style-name="WWNum2">
      <style:paragraph-properties fo:margin-left="0.5in" fo:margin-right="0in" fo:margin-top="0.2083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2083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2083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2083in" loext:contextual-spacing="false" fo:line-height="100%" fo:text-indent="-0.25in" style:auto-text-indent="false"/>
    </style:style>
    <style:style style:name="P10" style:family="paragraph" style:parent-style-name="Standard">
      <style:paragraph-properties fo:margin-left="0in" fo:margin-right="0in" fo:margin-top="0.2083in" fo:margin-bottom="0.2083in" loext:contextual-spacing="false" fo:line-height="100%" fo:text-indent="0in" style:auto-text-indent="false"/>
    </style:style>
    <style:style style:name="P11" style:family="paragraph" style:parent-style-name="Heading_20_1">
      <style:paragraph-properties fo:margin-top="0.2083in" fo:margin-bottom="0.2083in" loext:contextual-spacing="false" fo:line-height="100%"/>
    </style:style>
    <style:style style:name="P12" style:family="paragraph" style:parent-style-name="Heading_20_2">
      <style:paragraph-properties fo:margin-left="0in" fo:margin-right="0in" fo:margin-top="0.2083in" fo:margin-bottom="0.2083in" loext:contextual-spacing="false" fo:line-height="100%" fo:text-indent="0in" style:auto-text-indent="false"/>
    </style:style>
    <style:style style:name="P13" style:family="paragraph" style:parent-style-name="Heading_20_2">
      <style:paragraph-properties fo:margin-left="0in" fo:margin-right="0in" fo:margin-top="0.2083in" fo:margin-bottom="0.2083in" loext:contextual-spacing="false" fo:line-height="100%" fo:keep-together="auto" fo:text-indent="0in" style:auto-text-indent="false" fo:keep-with-next="auto"/>
    </style:style>
    <style:style style:name="P14" style:family="paragraph" style:parent-style-name="Heading_20_2" style:master-page-name="Standard">
      <style:paragraph-properties fo:margin-left="0in" fo:margin-right="0in" fo:margin-top="0.2083in" fo:margin-bottom="0.2083in" loext:contextual-spacing="false" fo:line-height="100%" fo:text-indent="0in" style:auto-text-indent="false" style:page-number="1"/>
    </style:style>
    <style:style style:name="P15" style:family="paragraph" style:parent-style-name="Heading_20_2">
      <style:paragraph-properties fo:margin-top="0.25in" fo:margin-bottom="0.0555in" loext:contextual-spacing="false" fo:line-height="100%" fo:keep-together="auto" fo:keep-with-next="auto"/>
      <style:text-properties fo:font-size="17pt" fo:font-weight="bold" style:font-size-asian="17pt" style:font-weight-asian="bold" style:font-size-complex="17pt" style:font-weight-complex="bold"/>
    </style:style>
    <style:style style:name="P16" style:family="paragraph" style:parent-style-name="Heading_20_2">
      <style:paragraph-properties fo:margin-top="0.25in" fo:margin-bottom="0.0555in" loext:contextual-spacing="false" fo:line-height="100%" fo:keep-together="auto" fo:keep-with-next="auto"/>
    </style:style>
    <style:style style:name="P17" style:family="paragraph" style:parent-style-name="Heading_20_3">
      <style:paragraph-properties fo:margin-top="0.1945in" fo:margin-bottom="0.0555in" loext:contextual-spacing="false" fo:line-height="100%" fo:keep-together="auto" fo:keep-with-next="auto"/>
    </style:style>
    <style:style style:name="P18" style:family="paragraph" style:parent-style-name="Heading_20_3">
      <style:paragraph-properties fo:margin-top="0.1945in" fo:margin-bottom="0.0555in" loext:contextual-spacing="false" fo:line-height="100%" fo:keep-together="auto" fo:keep-with-next="auto"/>
      <style:text-properties fo:color="#000000" fo:font-size="13pt" fo:font-weight="bold" style:font-size-asian="13pt" style:font-weight-asian="bold" style:font-size-complex="13pt" style:font-weight-complex="bold"/>
    </style:style>
    <style:style style:name="P19" style:family="paragraph">
      <loext:graphic-properties draw:fill="solid" draw:fill-color="#a0a0a0"/>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fo:font-size="17pt" fo:font-weight="bold" style:font-size-asian="17pt" style:font-weight-asian="bold" style:font-size-complex="17pt" style:font-weight-complex="bold"/>
    </style:style>
    <style:style style:name="T4" style:family="text">
      <style:text-properties fo:color="#000000" fo:font-size="13pt" fo:font-weight="bold" style:font-size-asian="13pt" style:font-weight-asian="bold" style:font-size-complex="13pt" style:font-weight-complex="bold"/>
    </style:style>
    <style:style style:name="T5" style:family="text">
      <style:text-properties fo:font-size="13pt" fo:font-weight="bold" style:font-size-asian="13pt" style:font-weight-asian="bold" style:font-size-complex="13pt" style:font-weight-complex="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2083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7ea35ic07eg8"/><text:span text:style-name="T1">TEMPLATE NOTICE (NOT LEGAL ADVICE)</text:span></text:p>
      <text:p text:style-name="Standard">This document is provided for educational and informational purposes only and is not legal advice. No lawyer-client relationship is formed.</text:p>
      <text:p text:style-name="P12"><text:bookmark text:name="_7ea35ic07eg81"/><text:span text:style-name="T1">LICENSE and ATTRIBUTION</text:span></text:p>
      <text:p text:style-name="P1">Original template: © 2026 Starlight Brew Inc. Licensed under the Starlight Brew Template License (STBL-1.0). <text:span text:style-name="T2">See the repository LICENSE file for STBL-1.0.</text:span></text:p>
      <text:p text:style-name="P1">Redistribution (modified or unmodified) must retain this notice and include attribution to the original source repository.</text:p>
      <text:p text:style-name="P11"><text:bookmark text:name="_j4pz4w3jwq1p"/><text:span text:style-name="T2">CONTRACT BEGINS HERE:</text:span></text:p>
      <text:p text:style-name="P13"><text:bookmark text:name="_gyzfe0rbq2lx"/><text:span text:style-name="T3">[Company Name Here] – Independent Contractor Agreement </text:span></text:p>
      <text:p text:style-name="P1"><text:span text:style-name="T2">This Independent Contractor Agreement (“Agreement”)</text:span> is made as of <text:s/><text:span text:style-name="T2">________________________</text:span> (the “Effective Date”) by and between:</text:p>
      <text:p text:style-name="P1"><text:span text:style-name="T2">[COMPANY]</text:span>, a corporation incorporated under the laws of <text:span text:style-name="T2">[X COUNTRY]</text:span>, with its registered office at <text:span text:style-name="T2">[COMPANY ADDRESS]</text:span>, (“Company”), and<text:line-break/> <text:span text:style-name="T2">__________________________</text:span>, residing at <text:span text:style-name="T2">______________________________________</text:span> (“Contractor”).</text:p>
      <text:p text:style-name="P1"><text:span text:style-name="T2">Company </text:span>and <text:span text:style-name="T2">Contractor </text:span>are each a “Party” and together the “Parties”.</text:p>
      <text:p text:style-name="P1"><text:span text:style-name="T2">Purpose: The following recitals are provided for context only and do not create binding obligations unless expressly stated in this Agreement.</text:span></text:p>
      <text:p text:style-name="P1"><text:span text:style-name="T2">(A) Company </text:span>is developing <text:span text:style-name="T2">the Project</text:span> and wishes to engage <text:span text:style-name="T2">Contractor </text:span>to provide the <text:span text:style-name="T2">Services </text:span>and <text:span text:style-name="T2">Deliverables</text:span>.</text:p>
      <text:p text:style-name="P1"><text:span text:style-name="T2">(B)</text:span> <text:span text:style-name="T2">Contractor </text:span>is an independent contractor and will provide the <text:span text:style-name="T2">Services </text:span>under the terms of this <text:span text:style-name="T2">Agreement</text:span>.</text:p>
      <text:p text:style-name="P1"><text:span text:style-name="T2">(C)</text:span> The <text:span text:style-name="T2">Parties </text:span>intend that, subject to acceptance and payment as stated herein, <text:span text:style-name="T2">Company </text:span>will own the <text:span text:style-name="T2">Deliverables </text:span>and all related intellectual property rights, and that <text:span text:style-name="T2">Contractor’s</text:span> compensation may include fees and royalties as set out in <text:span text:style-name="T2">Schedule B</text:span>.</text:p>
      <text:p text:style-name="P1"><text:span text:style-name="T2">(D)</text:span> The <text:span text:style-name="T2">Parties </text:span>enter into this <text:span text:style-name="T2">Agreement </text:span>to define the scope, acceptance, payment, confidentiality, intellectual property, and royalty terms for the <text:span text:style-name="T2">Project</text:span>.</text:p>
      <text:p text:style-name="P1"><text:span text:style-name="T2">(E) </text:span>The <text:span text:style-name="T2">Parties </text:span>understand that <text:span text:style-name="T2">Contractor </text:span>intends to act as the primary artist for the <text:span text:style-name="T2">Project </text:span>and that the <text:span text:style-name="T2">Project’s </text:span>visual needs may evolve during development. The Minimum Scope in <text:span text:style-name="T2">Schedule A</text:span> reflects the <text:span text:style-name="T2">Parties</text:span>’ current best estimate of core assets for <text:span text:style-name="T2">Public Release</text:span>, due to the nature of early phase game development. Additional or changed assets will be handled through the <text:span text:style-name="T2">Deliverable Order</text:span> process, and this <text:span text:style-name="T2">Agreement </text:span>also explains what happens if the <text:span text:style-name="T2">Parties </text:span>cannot complete the <text:span text:style-name="T2">Project’s </text:span>visual needs together. Nothing in this Purpose section prevents <text:span text:style-name="T2">Company</text:span> from engaging additional contributors if needed to complete the <text:span text:style-name="T2">Project</text:span>.</text:p>
      <text:p text:style-name="P1"><text:span text:style-name="T2">0) Definitions</text:span></text:p>
      <text:p text:style-name="P1"><text:span text:style-name="T2">“Business Day” </text:span>means a day other than Saturday, Sunday, or a statutory holiday in the [GOVERNING JURISDICTION].</text:p>
      <text:p text:style-name="P1"><text:span text:style-name="T2">“Deliverable” </text:span>means any work product to be delivered under a Deliverable Order.</text:p>
      <text:p text:style-name="P1"><text:span text:style-name="T2">“Deliverable Order”</text:span> means a written deliverable order accepted by both <text:span text:style-name="T2">Parties </text:span>in writing under <text:span text:style-name="T2">Schedule A (A3)</text:span>, defining scope, specifications, price, Delivery Date, and acceptance criteria.</text:p>
      <text:p text:style-name="P1"><text:soft-page-break/><text:span text:style-name="T2">“Deliverable Order Amendment”</text:span> means a written amendment to a <text:span text:style-name="T2">Deliverable Order</text:span>, agreed by the <text:span text:style-name="T2">Parties </text:span>in writing, that modifies any of scope, specifications, price, Delivery Date, or acceptance criteria.</text:p>
      <text:p text:style-name="P1"><text:span text:style-name="T2">“Deliverable Order Request” </text:span>means a written proposal for a <text:span text:style-name="T2">Deliverable Order</text:span> made by either <text:span text:style-name="T2">Party </text:span>to the other <text:span text:style-name="T2">Party </text:span>that includes the information listed in <text:span text:style-name="T2">Schedule A (A3)</text:span> and is capable of being accepted to become a <text:span text:style-name="T2">Deliverable Order</text:span>.</text:p>
      <text:p text:style-name="P1"><text:span text:style-name="T2">“Delivery Date” </text:span>means the delivery date stated in the applicable <text:span text:style-name="T2">Deliverable Order</text:span>.</text:p>
      <text:p text:style-name="P1"><text:span text:style-name="T2">“Required Deliverable Order Request”</text:span> means a <text:span text:style-name="T2">Deliverable Order Request </text:span>that</text:p>
      <text:p text:style-name="P1"><text:span text:style-name="T2">(i)</text:span> falls within the Minimum Scope in <text:span text:style-name="T2">Schedule A, </text:span></text:p>
      <text:p text:style-name="P1"><text:span text:style-name="T2">(ii)</text:span> is priced at <text:span text:style-name="T2">Schedule B</text:span> rates or, where the <text:span text:style-name="T2">Parties </text:span>agree in writing that changes in scope or specifications justify higher pricing, up to <text:span text:style-name="T2">[%] </text:span>above <text:span text:style-name="T2">Schedule B</text:span>; and</text:p>
      <text:p text:style-name="P1"><text:span text:style-name="T2">(iii) </text:span>includes a reasonable <text:span text:style-name="T2">Delivery Date</text:span> consistent with <text:span text:style-name="T2">the Project</text:span> timeline and <text:span text:style-name="T2">Contractor’s </text:span>disclosed availability.</text:p>
      <text:p text:style-name="P1"><text:span text:style-name="T2">“Optional Deliverable Order Request”</text:span> means a <text:span text:style-name="T2">Deliverable Order Request</text:span> that isn’t a <text:span text:style-name="T2">Required Deliverable Order Request.</text:span></text:p>
      <text:p text:style-name="P1"><text:span text:style-name="T2">“Optional Deliverable Order” </text:span>means a <text:span text:style-name="T2">Deliverable Order</text:span> for an <text:span text:style-name="T2">Optional Deliverable</text:span>.</text:p>
      <text:p text:style-name="P1"><text:span text:style-name="T2">“Optional Deliverable” </text:span>means any <text:span text:style-name="T2">Deliverable </text:span>that is not part of the Minimum Scope outlined in <text:span text:style-name="T2">(A5)</text:span>.</text:p>
      <text:p text:style-name="P1"><text:span text:style-name="T2">“Public Release” </text:span>means the first date on which <text:span text:style-name="T2">the Project</text:span> is first made available to the general public for purchase or other paid access on any platform or storefront including <text:span text:style-name="T2">paid Early Access</text:span>, excluding free demos, free public playtests, closed or invite-only betas, and builds distributed solely for internal testing, QA, press review under embargo, or under NDA.</text:p>
      <text:p text:style-name="Standard"><text:span text:style-name="T2">“Net Receipts”</text:span> means money actually received by <text:span text:style-name="T2">Company </text:span>from storefronts and payment processors for the Project, <text:span text:style-name="T2">minus</text:span> platform and store fees, refunds, chargebacks and chargeback fees, sales taxes or VAT or GST collected and remitted, payment processor fees, and any withholding taxes or amounts withheld by a platform or payment processor that reduce amounts actually received by <text:span text:style-name="T2">Company.</text:span></text:p>
      <text:p text:style-name="P1"><text:span text:style-name="T2">“Unit” </text:span>means a single physical copy, digital copy or digital license sold of the final release game derived from <text:span text:style-name="T2">the Project</text:span>. </text:p>
      <text:p text:style-name="P1"><text:span text:style-name="T2">“The Project”</text:span> means the game currently codenamed <text:span text:style-name="T2">[“GAME NAME,”]</text:span> including the base game and its related audiovisual materials.</text:p>
      <text:p text:style-name="P1"><text:span text:style-name="T2">“Royalty Vesting Event”</text:span> means <text:span text:style-name="T2">Company’s</text:span> written acceptance and payment in full of all <text:span text:style-name="T2">Deliverables </text:span>comprising the Minimum Scope <text:span text:style-name="T2">(A5)</text:span> in <text:span text:style-name="T2">Schedule A, </text:span>including satisfaction of the <text:span text:style-name="T2">Minimum Scope UI Requirement</text:span>.</text:p>
      <text:p text:style-name="P1"><text:span text:style-name="T2">“Vested Royalties”</text:span> means <text:span text:style-name="T2">Contractor’s</text:span> right to receive royalties under <text:span text:style-name="T2">Schedule B</text:span> after the Royalty Vesting Event occurs, subject to forfeiture only as expressly stated in this <text:span text:style-name="T2">Agreement</text:span>.</text:p>
      <text:p text:style-name="P3"><text:span text:style-name="T2">“UI Threshold” </text:span>means<text:span text:style-name="T2"> $2,000 USD.</text:span></text:p>
      <text:p text:style-name="P3"><text:span text:style-name="T2">“Minimum Scope UI” </text:span>means <text:span text:style-name="T2">UI Deliverables</text:span> designated as “Minimum Scope UI” in the applicable <text:span text:style-name="T2">Deliverable Order</text:span>.</text:p>
      <text:p text:style-name="P3"><text:span text:style-name="T2">“Minimum Scope UI Requirement”</text:span> means the requirement in <text:span text:style-name="T2">Schedule A (A5)</text:span> is satisfied when accepted and paid <text:span text:style-name="T2">Minimum Scope UI</text:span> fees total at least the <text:span text:style-name="T2">UI Threshold</text:span>.</text:p>
      <text:p text:style-name="P1"><text:span text:style-name="T2">“Minimum Scope Value”</text:span> means the sum of the prices for all <text:span text:style-name="T2">Minimum Scope items (A5)</text:span>, using <text:span text:style-name="T2">Schedule B</text:span> rates unless a <text:span text:style-name="T2">Deliverable Order</text:span> sets a different price for that Minimum Scope item. For the <text:span text:style-name="T2">Minimum Scope UI</text:span> requirement, the value attributable to UI is the <text:span text:style-name="T2">UI Threshold</text:span>.</text:p>
      <text:p text:style-name="P1"><text:span text:style-name="T2">“Completed Minimum Scope Value”</text:span> means the sum of prices for Minimum Scope Deliverables that have been accepted and paid. For the <text:span text:style-name="T2">Minimum Scope UI</text:span> requirement, Completed Minimum Scope Value includes the lesser of </text:p>
      <text:p text:style-name="P1"><text:soft-page-break/><text:span text:style-name="T2">(i) </text:span>the total fees for accepted and paid <text:span text:style-name="T2">UI Deliverables </text:span>designated as <text:span text:style-name="T2">Minimum Scope UI</text:span> and </text:p>
      <text:p text:style-name="P1"><text:span text:style-name="T2">(ii) </text:span>the <text:span text:style-name="T2">UI Threshold</text:span>.</text:p>
      <text:p text:style-name="P1">“<text:span text:style-name="T2">Nonconformity</text:span>” means a material failure to meet the applicable <text:span text:style-name="T2">Deliverable Order’s</text:span> acceptance criteria.</text:p>
      <text:p text:style-name="P17"><text:bookmark text:name="_nqlh6p983lsm"/><text:span text:style-name="T4">1) Services</text:span></text:p>
      <text:p text:style-name="P1"><text:span text:style-name="T2">1.1</text:span> <text:span text:style-name="T2">Engagement:</text:span> <text:span text:style-name="T2">Contractor </text:span>will provide art and related services described in <text:span text:style-name="T2">Schedule A</text:span> (“Services”).</text:p>
      <text:p text:style-name="P1"><text:span text:style-name="T2">1.2</text:span> <text:span text:style-name="T2">Deliverables:</text:span> <text:span text:style-name="T2">Contractor </text:span>will produce the Deliverables listed in <text:span text:style-name="T2">Schedule A.</text:span></text:p>
      <text:p text:style-name="P1"><text:span text:style-name="T2">1.3 Acceptance:</text:span> <text:span text:style-name="T2">Company</text:span> will have up to <text:span text:style-name="T2">5 Business</text:span> <text:span text:style-name="T2">Days </text:span>to review each Deliverable and either: </text:p>
      <text:p text:style-name="P1"><text:span text:style-name="T2">(a)</text:span> accept it, or </text:p>
      <text:p text:style-name="P1"><text:span text:style-name="T2">(b)</text:span> provide written notice that it does not conform to the applicable <text:span text:style-name="T2">Deliverable Order</text:span> <text:span text:style-name="T2">(A3)</text:span>, describing the <text:span text:style-name="T2">Nonconformity</text:span>. If the<text:span text:style-name="T2"> Deliverable </text:span>does not conform to the<text:span text:style-name="T2"> Deliverable Order, Contractor </text:span>will correct the<text:span text:style-name="T2"> </text:span>nonconforming aspects at no additional charge and re-deliver within a mutually agreed timeframe in writing. Subjective preference changes are not considered <text:span text:style-name="T2">Nonconformities</text:span>. Any changes or additions to the<text:span text:style-name="T2"> Deliverable Order </text:span>requested by <text:span text:style-name="T2">Company </text:span>after work begins, including style changes not required to meet the <text:span text:style-name="T2">Deliverable Order</text:span>, are billable and require a written <text:span text:style-name="T2">Deliverable Order Amendment </text:span>specifying </text:p>
      <text:p text:style-name="P1"><text:span text:style-name="T2">(i)</text:span> revision scope, <text:span text:style-name="T2">(ii)</text:span> revision fee, and <text:span text:style-name="T2">(iii) </text:span>updated delivery date. </text:p>
      <text:p text:style-name="P1"><text:span text:style-name="T2">Company </text:span>will not unreasonably withhold acceptance once the <text:span text:style-name="T2">Deliverable </text:span>conforms to the <text:span text:style-name="T2">Deliverable Order</text:span>. If <text:span text:style-name="T2">Company </text:span>does not provide an acceptance or rejection notice within <text:span text:style-name="T2">5 Business Days</text:span>, the <text:span text:style-name="T2">Deliverable </text:span>is deemed accepted.</text:p>
      <text:p text:style-name="P1"><text:span text:style-name="T2">1.4 Deliverable Obligation: Contractor </text:span>must accept or reject a <text:span text:style-name="T2">Required Deliverable Order Request </text:span>proposed by <text:span text:style-name="T2">Company</text:span> in writing within <text:span text:style-name="T2">5 Business Days</text:span> of receipt. Failure to respond within that period is automatically deemed a rejection.</text:p>
      <text:p text:style-name="P18"><text:bookmark text:name="_x6m9j22574fg"/></text:p>
      <text:p text:style-name="P17"><text:bookmark text:name="_p5lkx4swnw13"/><text:span text:style-name="T4">2) Term</text:span></text:p>
      <text:p text:style-name="P1"><text:span text:style-name="T2">2.1</text:span> <text:span text:style-name="T2">Project Term:</text:span> This <text:span text:style-name="T2">Agreement</text:span> begins on the <text:span text:style-name="T2">Effective Date</text:span> and continues until the earlier of: </text:p>
      <text:p text:style-name="P1"><text:span text:style-name="T2">(i)</text:span> <text:span text:style-name="T2">365 calendar days after the Effective Date</text:span> or </text:p>
      <text:p text:style-name="P1"><text:span text:style-name="T2">(ii) </text:span>completion of the Services as defined in <text:span text:style-name="T2">Section 2.2</text:span>, unless terminated earlier under<text:span text:style-name="T2"> Section 10</text:span>.</text:p>
      <text:p text:style-name="P1"><text:span text:style-name="T2">2.2</text:span> <text:span text:style-name="T2">Services are deemed completed upon the earliest of:</text:span> </text:p>
      <text:p text:style-name="P1"><text:span text:style-name="T2">(a)</text:span> delivery and acceptance of the Minimum Scope in <text:span text:style-name="T2">Schedule A</text:span>, or </text:p>
      <text:p text:style-name="P1"><text:span text:style-name="T2">(b)</text:span> <text:span text:style-name="T2">Company</text:span>’s written notice that no further <text:span text:style-name="T2">Deliverables </text:span>are required.</text:p>
      <text:p text:style-name="P1"><text:span text:style-name="T2">2.3</text:span> <text:span text:style-name="T2">Extension of Term: </text:span>Agreement can be amended to extend the term end date if both parties consent.</text:p>
      <text:p text:style-name="P1"><text:soft-page-break/><text:span text:style-name="T2">2.4 Holdover.</text:span> If the <text:span text:style-name="T2">Term(2.1) </text:span>expires and the <text:span text:style-name="T2">Parties </text:span>continue to perform, this <text:span text:style-name="T2">Agreement </text:span>continues month-to-month on the same terms. Either <text:span text:style-name="T2">Party </text:span>may prevent holdover by giving written notice of non-renewal before the <text:span text:style-name="T2">Term </text:span>ends. After holdover begins, either <text:span text:style-name="T2">Party </text:span>may terminate under <text:span text:style-name="T2">Section 10.1</text:span>.</text:p>
      <text:p text:style-name="P17"><text:bookmark text:name="_e4qnloictn3n"/><text:span text:style-name="T4">3) Independent Contractor Relationship</text:span></text:p>
      <text:p text:style-name="P1"><text:span text:style-name="T2">3.1</text:span> <text:span text:style-name="T2">Independent Contractor:</text:span> <text:span text:style-name="T2">Contractor </text:span>is an independent contractor and not an employee, partner, agent, or joint venturer of <text:span text:style-name="T2">Company.</text:span></text:p>
      <text:p text:style-name="P1"><text:span text:style-name="T2">3.2</text:span> <text:span text:style-name="T2">No Benefits:</text:span> <text:span text:style-name="T2">Contractor </text:span>is not entitled to any Company benefits, including vacation pay, health benefits, retirement benefits, workers’ compensation coverage, or unemployment insurance.</text:p>
      <text:p text:style-name="P1"><text:span text:style-name="T2">3.3</text:span> <text:span text:style-name="T2">Control:</text:span> <text:s/><text:span text:style-name="T2">Contractor </text:span>controls the manner, means, <text:span text:style-name="T2">time, and place</text:span> of performing the Services, subject to deadlines and specifications in <text:span text:style-name="T2">Schedule A</text:span>, and may perform the Services for other clients during the Term.</text:p>
      <text:p text:style-name="P1"><text:span text:style-name="T2">3.4</text:span> <text:span text:style-name="T2">Taxes:</text:span> <text:span text:style-name="T2">Contractor </text:span>is solely responsible for all taxes, filings, and withholdings arising from payments under this Agreement. <text:span text:style-name="T2">Company </text:span>will not withhold payroll taxes unless required by law.</text:p>
      <text:p text:style-name="P1"><text:span text:style-name="T2">3.5</text:span> <text:span text:style-name="T2">Invoices:</text:span> <text:span text:style-name="T2">Contractor </text:span>will be responsible for invoicing <text:span text:style-name="T2">Company per Deliverable</text:span> <text:span text:style-name="T2">or milestone</text:span> with sufficient detail. Payment due <text:span text:style-name="T2">a maximum of 14</text:span> <text:span text:style-name="T2">calendar days </text:span>from receipt. <text:span text:style-name="T2">Section 3.5</text:span> applies to <text:span text:style-name="T2">Deliverable </text:span>fees; royalty payments follow <text:span text:style-name="T2">Schedule B. Contractor </text:span>may pause work and withhold further <text:span text:style-name="T2">Deliverables </text:span>if invoices are overdue. Such pause will not constitute a breach, abandonment, or unresponsiveness under <text:span text:style-name="T2">Section 10.2</text:span> to the extent caused by non-payment.</text:p>
      <text:p text:style-name="P1"><text:span text:style-name="T2">3.6 Exclusivity: Contractor </text:span>is not required to provide services exclusively to <text:span text:style-name="T2">Company </text:span>during the term of this agreement.</text:p>
      <text:p text:style-name="P1"><text:span text:style-name="T2">3.7 No Partnership: Contractor </text:span>has no authority to bind <text:span text:style-name="T2">Company.</text:span></text:p>
      <text:p text:style-name="P1"><text:span text:style-name="T2">3.8 Tools and Expenses: Contractor </text:span>will supply <text:span text:style-name="T2">Contractor’s </text:span>own tools, equipment, workspace, and internet required to perform the Services, and will bear <text:span text:style-name="T2">Contractor’s </text:span>own operating expenses, except as expressly approved under <text:span text:style-name="T2">Section 4.3</text:span>.</text:p>
      <text:p text:style-name="P1"><text:span text:style-name="T2">3.9 Insurance: Contractor </text:span>is responsible for maintaining any insurance <text:span text:style-name="T2">Contractor </text:span>deems appropriate including health, disability, and liability coverage and acknowledges <text:span text:style-name="T2">Company </text:span>does not provide such coverage.</text:p>
      <text:p text:style-name="P17"><text:bookmark text:name="_8vklg756vuh1"/><text:span text:style-name="T4">4) Compensation</text:span></text:p>
      <text:p text:style-name="P1"><text:span text:style-name="T2">4.1</text:span> <text:span text:style-name="T2">Fees:</text:span> <text:span text:style-name="T2">Company </text:span>will pay <text:span text:style-name="T2">Contractor </text:span>in accordance with <text:span text:style-name="T2">Section 3.5, Section 10.5, and Schedule B, </text:span>as applicable<text:span text:style-name="T2">.</text:span></text:p>
      <text:p text:style-name="P1"><text:span text:style-name="T2">4.2</text:span> <text:span text:style-name="T2">Currency and Payment:</text:span> <text:s/>All payments will be made in <text:span text:style-name="T2">USD</text:span> by <text:span text:style-name="T2">electronic transfer</text:span> to an account designated by <text:span text:style-name="T2">Contractor</text:span>. <text:span text:style-name="T2">Company </text:span>will cover transaction fees charged to<text:span text:style-name="T2"> Contractor</text:span> for such payments and will not deduct such fees from amounts owed. This <text:span text:style-name="T2">Section 4.2 </text:span>applies to royalty payments as well.</text:p>
      <text:p text:style-name="P1"><text:span text:style-name="T2">4.3</text:span> <text:span text:style-name="T2">Expenses:</text:span> No expenses reimbursed unless pre-approved in writing.</text:p>
      <text:p text:style-name="P1"><text:span text:style-name="T2">4.4 Pricing Lock: </text:span>The price stated in a <text:span text:style-name="T2">Deliverable Order</text:span> is firm. <text:span text:style-name="T2">Contractor </text:span>may not increase the price for that <text:span text:style-name="T2">Deliverable </text:span>unless <text:span text:style-name="T2">the Parties </text:span>agree in writing to a <text:span text:style-name="T2">Deliverable Order Amendment</text:span>. No retroactive price increases apply.</text:p>
      <text:p text:style-name="P1"><text:span text:style-name="T2">4.5 No Ransom:</text:span> After a <text:span text:style-name="T2">Deliverable Order</text:span> is agreed, <text:span text:style-name="T2">Contractor </text:span>may not condition delivery of that <text:span text:style-name="T2">Deliverable, </text:span>or source files, on payment of amounts not stated in the <text:span text:style-name="T2">Deliverable Order</text:span>. Doing so is a <text:span text:style-name="T2">material breach</text:span>.</text:p>
      <text:p text:style-name="P17"><text:bookmark text:name="_i8017l92v06l"/><text:span text:style-name="T4">5) Confidentiality and Non-Disclosure</text:span></text:p>
      <text:p text:style-name="P1"><text:span text:style-name="T2">Confidential Information is defined as</text:span> any non-public information about the game, code, designs, assets, pipelines, story, business plans, pricing, builds, tools, and any materials marked or reasonably understood to be confidential.</text:p>
      <text:p text:style-name="P2"/>
      <text:p text:style-name="P1"><text:span text:style-name="T2">5.1</text:span> <text:span text:style-name="T2">Contractor is Obligated to:</text:span> </text:p>
      <text:p text:style-name="P1"><text:soft-page-break/><text:span text:style-name="T2">(a)</text:span> Use <text:span text:style-name="T2">Confidential Information</text:span> only to perform Services. </text:p>
      <text:p text:style-name="P1"><text:span text:style-name="T2">(b)</text:span> Not disclose <text:span text:style-name="T2">Confidential Information</text:span> to third parties. </text:p>
      <text:p text:style-name="P1"><text:span text:style-name="T2">(c)</text:span> Protect <text:span text:style-name="T2">Confidential Information</text:span> using reasonable care.</text:p>
      <text:p text:style-name="P1"><text:span text:style-name="T2">5.2</text:span> <text:span text:style-name="T2">Exclusions:</text:span> Confidential Information does not include info that <text:span text:style-name="T2">Contractor </text:span>can prove: was publicly known through no breach; was already known lawfully; was independently developed without using Confidential Information; or was received lawfully from a third party without duty.</text:p>
      <text:p text:style-name="P1"><text:span text:style-name="T2">5.3</text:span> <text:span text:style-name="T2">Permitted Disclosure:</text:span> <text:span text:style-name="T2">Contractor </text:span>may disclose <text:span text:style-name="T2">Confidential Information</text:span> if required by law or court order, <text:span text:style-name="T2">after</text:span> giving <text:span text:style-name="T2">Company </text:span>prompt notice if legally allowed so <text:span text:style-name="T2">Company </text:span>can seek protection.</text:p>
      <text:p text:style-name="P1"><text:span text:style-name="T2">5.4</text:span> <text:span text:style-name="T2">Return or Destruction:</text:span> On request, termination, or expiration, <text:span text:style-name="T2">Contractor </text:span>will return or destroy <text:span text:style-name="T2">Confidential Information</text:span>, including copies, except routine backups.</text:p>
      <text:p text:style-name="P1"><text:span text:style-name="T2">5.5</text:span> <text:span text:style-name="T2">Portfolio Use:</text:span> <text:span text:style-name="T2">Contractor </text:span>may not publicly display Deliverables or reference the Project until <text:span text:style-name="T2">Company gives written permission</text:span> or <text:span text:style-name="T2">until the Project is made publicly available</text:span>, and then only using materials approved by <text:span text:style-name="T2">Company.</text:span></text:p>
      <text:p text:style-name="P1"><text:span text:style-name="T2">5.6 Confidentiality Term: Contractor’s </text:span>obligations under this <text:span text:style-name="T2">Section 5</text:span> apply during the Term and continue for <text:span text:style-name="T2">5 years </text:span>after termination or expiration of this Agreement. Notwithstanding the foregoing, trade secrets including source code, tools, pipelines, unpublished builds, credentials, and non-public financial and business information remain confidential for as long as they remain trade secrets under applicable law.</text:p>
      <text:p text:style-name="P1"><text:span text:style-name="T2">5.7 No Publicity.</text:span> <text:span text:style-name="T2">Contractor </text:span>will not publicly announce or imply any relationship with <text:span text:style-name="T2">Company </text:span>or the Project, or use <text:span text:style-name="T2">Company’s </text:span>name or logos, without <text:span text:style-name="T2">Company’s</text:span> prior written consent.</text:p>
      <text:p text:style-name="P17"><text:bookmark text:name="_63hctekbcvm7"/><text:span text:style-name="T4">6) Intellectual Property; Work Made for Hire; Assignment</text:span></text:p>
      <text:p text:style-name="P1"><text:span text:style-name="T2">6.1</text:span> <text:span text:style-name="T2">Company IP:</text:span> <text:span text:style-name="T2">Company </text:span>retains all right, title, and interest in its pre-existing IP, tools, and materials (“Company IP”).</text:p>
      <text:p text:style-name="P1"><text:span text:style-name="T2">6.2 Work Made for Hire (U.S.). </text:span>To the maximum extent permitted by applicable <text:span text:style-name="T2">U.S. copyright law</text:span>, <text:span text:style-name="T2">the Parties</text:span> intend that each <text:span text:style-name="T2">Deliverable </text:span>is specially ordered or commissioned by <text:span text:style-name="T2">Company </text:span>for use as part of an audiovisual work, here meaning <text:span text:style-name="T2">the Project,</text:span> and constitutes a <text:span text:style-name="T2">“work made for hire”</text:span> under <text:span text:style-name="T2">17 U.S.C. § 101</text:span>, with <text:span text:style-name="T2">Company </text:span>deemed the <text:span text:style-name="T2">author and owner</text:span> under <text:span text:style-name="T2">17 U.S.C. § 201(b)</text:span>.</text:p>
      <text:p text:style-name="P1"><text:span text:style-name="T2">6.3</text:span> <text:span text:style-name="T2">Assignment: </text:span>To the extent any Deliverable is not a “work made for hire,” <text:span text:style-name="T2">Contractor </text:span>hereby <text:span text:style-name="T2">irrevocably assigns to</text:span> <text:span text:style-name="T2">Company</text:span> all worldwide right, title, and interest, including all copyrights and other intellectual property rights, in and to that <text:span text:style-name="T2">Deliverable. </text:span>Assignment is only<text:span text:style-name="T2"> </text:span>effective upon <text:span text:style-name="T2">Company’s</text:span> full payment of the applicable fees for that <text:span text:style-name="T2">Deliverable</text:span>, in any and all media now known or later devised, including all renewals and extensions.</text:p>
      <text:p text:style-name="P1"><text:span text:style-name="T2">6.4</text:span> <text:span text:style-name="T2">Further Assurances:</text:span> <text:span text:style-name="T2">Contractor </text:span>will sign additional documents reasonably needed to confirm <text:span text:style-name="T2">Company’s </text:span>ownership.</text:p>
      <text:p text:style-name="P1"><text:span text:style-name="T2">6.5 Moral Rights.</text:span> To the maximum extent permitted by applicable law, <text:span text:style-name="T2">Contractor </text:span>irrevocably waives and agrees not to assert any moral rights, rights of attribution, rights of integrity, or similar rights in the <text:span text:style-name="T2">Deliverables</text:span>. Where any such rights cannot be waived, <text:span text:style-name="T2">Contractor </text:span>irrevocably consents to <text:span text:style-name="T2">Company’s </text:span>exercise of all rights in the <text:span text:style-name="T2">Deliverables, </text:span>including at least editing, adapting, combining with other works, resizing, and omitting or changing credit, and agrees not to assert such rights against <text:span text:style-name="T2">Company </text:span>or its licensees.</text:p>
      <text:p text:style-name="P1"><text:span text:style-name="T2">6.6 Contractor Background Materials.</text:span> <text:span text:style-name="T2">Contractor </text:span>retains ownership of any pre-existing materials developed independently of this Agreement (“Background Materials”). To the extent Background Materials are incorporated into a Deliverable, <text:span text:style-name="T2">Contractor </text:span>grants <text:span text:style-name="T2">Company </text:span>a perpetual, worldwide, royalty-free license to use, reproduce, modify, distribute, publicly display, and otherwise exploit such Background Materials as part of the Deliverable.</text:p>
      <text:p text:style-name="P1"><text:span text:style-name="T2">6.7 No Use Before Payment: </text:span>Before acceptance and payment of a <text:span text:style-name="T2">Deliverable</text:span>, <text:span text:style-name="T2">Contractor </text:span>grants <text:span text:style-name="T2">Company </text:span>a limited, non-exclusive, non-transferable license to internally review, test, and evaluate the <text:span text:style-name="T2">Deliverable </text:span>solely for acceptance decisions. <text:span text:style-name="T2">Company </text:span>will not publish, distribute, market, or commercially exploit the <text:span text:style-name="T2">Deliverable </text:span>before acceptance and payment.</text:p>
      <text:p text:style-name="P17"><text:bookmark text:name="_lybubvi7t0yq"/><text:span text:style-name="T4">7) External Tools; Third-Party Materials; Generative AI</text:span></text:p>
      <text:p text:style-name="P1"><text:span text:style-name="T2">7.1</text:span> <text:span text:style-name="T2">Contractor Tools:</text:span> <text:span text:style-name="T2">Contractor </text:span>may use <text:span text:style-name="T2">Contractor’s </text:span>pre-existing tools, workflows, and know-how. To the extent any <text:span text:style-name="T2">Contractor </text:span>tools or Background Materials are embedded in a Deliverable, <text:span text:style-name="T2">Contractor </text:span>grants <text:span text:style-name="T2">Company </text:span>a perpetual, worldwide, royalty-free license to use, reproduce, modify, distribute, publicly display, and otherwise exploit such embedded elements <text:span text:style-name="T2">solely as part of the Deliverable</text:span> and as necessary to exploit the <text:span text:style-name="T2">Deliverable</text:span>.</text:p>
      <text:p text:style-name="P1"><text:span text:style-name="T2">7.2 Contractor Will Not Include Any Third-Party Materials Unless: </text:span></text:p>
      <text:p text:style-name="P1"><text:span text:style-name="T2">(a)</text:span> The material is identified in the applicable <text:span text:style-name="T2">Deliverable Order</text:span> <text:span text:style-name="T2">(A3) </text:span>or otherwise approved by <text:span text:style-name="T2">Company </text:span>in writing;</text:p>
      <text:p text:style-name="P1"><text:soft-page-break/><text:span text:style-name="T2">(b)</text:span> Properly licensed for <text:span text:style-name="T2">Company</text:span>’s intended commercial use;</text:p>
      <text:p text:style-name="P1"><text:span text:style-name="T2">(c) </text:span>Provided to <text:span text:style-name="T2">Company </text:span>with proof of license and attribution requirements, if any.</text:p>
      <text:p text:style-name="P1"><text:span text:style-name="T2">7.3 Definition of Generative AI Output:</text:span> “Generative AI Output” means any material generated primarily by a machine learning or generative model trained on third-party data, including any derivative output intended to substitute for human created artwork.</text:p>
      <text:p text:style-name="P1"><text:span text:style-name="T2">7.4 Generative AI Prohibition: </text:span><text:s/><text:span text:style-name="T2">Contractor </text:span>will not use Generative AI Output in Deliverables. Any Deliverable containing Generative AI Output constitutes a <text:span text:style-name="T2">material breach</text:span> and <text:span text:style-name="T2">Company </text:span>may terminate under <text:span text:style-name="T2">Section 10.2</text:span>. <text:span text:style-name="T2">Contractor </text:span>represents that Deliverables contain no Generative AI Output and that no generative AI tools were used to create final pixel art, concept art, or animation frames.</text:p>
      <text:p text:style-name="P17"><text:bookmark text:name="_xlhuss5hum6h"/><text:span text:style-name="T4">8) Warranties</text:span></text:p>
      <text:p text:style-name="P1"><text:span text:style-name="T2">8.1 Contractor Represents and Warrants:</text:span></text:p>
      <text:p text:style-name="P1"><text:span text:style-name="T2">(a)</text:span> Deliverables are original and do not knowingly infringe any third-party rights;</text:p>
      <text:p text:style-name="P1"><text:span text:style-name="T2">(b)</text:span> <text:span text:style-name="T2">Contractor </text:span>has the right to enter this Agreement and grant the rights herein;</text:p>
      <text:p text:style-name="P1"><text:span text:style-name="T2">(c)</text:span> <text:span text:style-name="T2">Contractor </text:span>will comply with applicable laws;</text:p>
      <text:p text:style-name="P1"><text:span text:style-name="T2">(d)</text:span> No malware or hidden harmful code is included in delivered files.</text:p>
      <text:p text:style-name="P1"><text:span text:style-name="T2">8.2 Remedy: </text:span>If any Deliverable is alleged to infringe,<text:span text:style-name="T2"> Contractor</text:span> will promptly, at <text:span text:style-name="T2">Company’s </text:span>option: </text:p>
      <text:p text:style-name="P1"><text:span text:style-name="T2">(a)</text:span> replace it with non-infringing work meeting the applicable <text:span text:style-name="T2">Deliverable Order</text:span> <text:span text:style-name="T2">(A3)</text:span> at no additional charge, or </text:p>
      <text:p text:style-name="P1"><text:span text:style-name="T2">(b) </text:span>refund amounts paid for the infringing Deliverable within <text:span text:style-name="T2">14 calendar days</text:span> after <text:span text:style-name="T2">Company </text:span>notifies <text:span text:style-name="T2">Contractor</text:span> in writing of the claim.</text:p>
      <text:p text:style-name="P1"><text:span text:style-name="T2">8.3 Indemnity: Contractor </text:span>will indemnify and hold harmless <text:span text:style-name="T2">Company </text:span>from third-party claims, damages, and reasonable legal fees arising from breach of the warranty or unauthorized third-party material included by <text:span text:style-name="T2">Contractor</text:span>.</text:p>
      <text:p text:style-name="P1"><text:span text:style-name="T2">8.4 Injunctive Relief:</text:span> <text:span text:style-name="T2">Contractor</text:span> acknowledges that breach of <text:span text:style-name="T2">Section 5, Section 6, or Section 7</text:span> may cause irreparable harm and <text:span text:style-name="T2">Company </text:span>may seek injunctive relief or other equitable relief in addition to other remedies.</text:p>
      <text:p text:style-name="P1"><text:span text:style-name="T5">9) Limitation of Liability</text:span></text:p>
      <text:p text:style-name="P1"><text:span text:style-name="T2">9.1</text:span> <text:span text:style-name="T2">No Consequential Damages: </text:span>Except for,</text:p>
      <text:p text:style-name="P1"><text:span text:style-name="T2">(a)</text:span> breach of <text:span text:style-name="T2">Section 5</text:span>, </text:p>
      <text:p text:style-name="P1"><text:span text:style-name="T2">(b)</text:span> breach of <text:span text:style-name="T2">Section 6</text:span>, or </text:p>
      <text:p text:style-name="P1"><text:span text:style-name="T2">(c)</text:span> obligations under <text:span text:style-name="T2">Section 8.3</text:span>, neither <text:span text:style-name="T2">Party </text:span>will be liable for any indirect, incidental, special, consequential, or punitive damages.</text:p>
      <text:p text:style-name="P1"><text:span text:style-name="T2">9.2</text:span> <text:span text:style-name="T2">Cap:</text:span> Except for the items listed in <text:span text:style-name="T2">Section 9.1</text:span> and for willful misconduct or fraud, each Party’s total liability arising out of or relating to this Agreement will not exceed the total Deliverable fees paid by <text:span text:style-name="T2">Company </text:span>to <text:span text:style-name="T2">Contractor </text:span>during the <text:span text:style-name="T2">6 calendar months</text:span> immediately preceding the event giving rise to the claim.</text:p>
      <text:p text:style-name="P1"><text:soft-page-break/><text:span text:style-name="T2">9.3</text:span> <text:span text:style-name="T2">Copyright Infringement: Contractor </text:span>will be responsible for costs and liabilities to the extent arising from <text:span text:style-name="T2">Contractor’s </text:span>breach of <text:span text:style-name="T2">Sections 7 and 8</text:span>, including third-party claims for infringement due to unlicensed materials, and this responsibility is not limited by <text:span text:style-name="T2">Section 9.2</text:span>.</text:p>
      <text:p text:style-name="P17"><text:bookmark text:name="_88tc3n90kdsu"/><text:span text:style-name="T4">10) Termination</text:span></text:p>
      <text:p text:style-name="P1"><text:span text:style-name="T2">10.1 For Convenience: </text:span>Either <text:span text:style-name="T2">Party </text:span>may terminate this <text:span text:style-name="T2">Agreement </text:span>with <text:span text:style-name="T2">14 calendar days’</text:span> written notice. For clarity, a termination for convenience does not affect<text:span text:style-name="T2"> Vested Royalties.</text:span></text:p>
      <text:p text:style-name="P1"><text:span text:style-name="T2">10.2 Termination for Cause:</text:span></text:p>
      <text:p text:style-name="P1"><text:span text:style-name="T2">(a) Company </text:span>may terminate this <text:span text:style-name="T2">Agreement </text:span>for cause upon written notice if <text:span text:style-name="T2">Contractor:</text:span></text:p>
      <text:p text:style-name="P1"><text:span text:style-name="T2">(i) materially breaches</text:span> this <text:span text:style-name="T2">Agreement </text:span>and fails to cure within <text:span text:style-name="T2">10 Business Days</text:span> after notice; or</text:p>
      <text:p text:style-name="P1"><text:span text:style-name="T2">(ii) </text:span>fails to meet <text:span text:style-name="T2">2 Delivery Dates</text:span> in any rolling <text:span text:style-name="T2">60 calendar day</text:span> <text:span text:style-name="T2">period </text:span>without an agreed written extension, except to the extent delay is caused by <text:span text:style-name="T2">Company</text:span>; or</text:p>
      <text:p text:style-name="P1"><text:span text:style-name="T2">(iii)</text:span> fails to respond to communications reasonably necessary to perform an active <text:span text:style-name="T2">Deliverable Order</text:span> for <text:span text:style-name="T2">5 consecutive Business Days, </text:span>without prior notice or emergency explanation, after <text:span text:style-name="T2">Company </text:span>provides at least<text:span text:style-name="T2"> 2 written follow-ups</text:span>; or</text:p>
      <text:p text:style-name="P1"><text:span text:style-name="T2">(iv) </text:span>rejects or fails to accept <text:span text:style-name="T2">Required Deliverable Order Requests</text:span> <text:span text:style-name="T2">3 times in any rolling 90 calendar day period</text:span> without reasonable written justification; or</text:p>
      <text:p text:style-name="P1"><text:span text:style-name="T2">(v) </text:span>ceases work on an active <text:span text:style-name="T2">Deliverable Order for 10 consecutive Business Days</text:span> without prior written notice and reasonable justification; or</text:p>
      <text:p text:style-name="P1"><text:span text:style-name="T2">(vi)</text:span> repeatedly refuses to accept reasonable <text:span text:style-name="T2">Required Deliverable Order Requests</text:span> for Minimum Scope Deliverables priced at<text:span text:style-name="T2"> Schedule B </text:span>rates<text:span text:style-name="T2">, </text:span>or where justified by written changes in specifications or scope agreed in a <text:span text:style-name="T2">Deliverable Order Amendment</text:span> priced up to 30% above <text:span text:style-name="T2">Schedule B</text:span>, and continues such refusal within <text:span text:style-name="T2">10 Business Days</text:span> after written notice; or</text:p>
      <text:p text:style-name="P1"><text:span text:style-name="T2">(vii) </text:span>refuses reasonable revisions for non-conformity pursuant to <text:span text:style-name="T2">Section 1.3.</text:span></text:p>
      <text:p text:style-name="P1"><text:span text:style-name="T2">(b) Company </text:span>may<text:span text:style-name="T2"> terminate immediately</text:span> for breach of <text:span text:style-name="T2">Section 5</text:span>, <text:span text:style-name="T2">Section 6</text:span>, <text:span text:style-name="T2">Section 7.4</text:span>, or <text:span text:style-name="T2">Section 10.7</text:span>.</text:p>
      <text:p text:style-name="P1"><text:span text:style-name="T2">(c) Contractor </text:span>may terminate this <text:span text:style-name="T2">Agreement </text:span>for cause upon written notice if <text:span text:style-name="T2">Company:</text:span></text:p>
      <text:p text:style-name="P1"><text:span text:style-name="T2">(i) </text:span>fails to pay any undisputed invoice within <text:span text:style-name="T2">7 calendar days</text:span> after <text:span text:style-name="T2">Contractor </text:span>gives written notice of non-payment; or</text:p>
      <text:p text:style-name="P1"><text:span text:style-name="T2">(ii) materially breaches </text:span>this <text:span text:style-name="T2">Agreement </text:span>and fails to cure within<text:span text:style-name="T2"> 10 Business Days</text:span> after notice.</text:p>
      <text:p text:style-name="P1"><text:span text:style-name="T2">10.3</text:span> <text:span text:style-name="T2">Effect:</text:span> <text:span text:style-name="T2">Company </text:span>will pay for accepted <text:span text:style-name="T2">Deliverables </text:span>completed up to the termination date in accordance with <text:span text:style-name="T2">Schedule B</text:span>. Upon request, <text:span text:style-name="T2">Contractor </text:span>will deliver to <text:span text:style-name="T2">Company </text:span>all <text:span text:style-name="T2">Deliverables </text:span>for which <text:span text:style-name="T2">Company </text:span>has paid, including partially completed work, source files, and exports. Sections intended to survive termination including <text:span text:style-name="T2">Sections 5, 6, 7, 8, 9, 10, and Schedule B royalty or audit terms as applicable</text:span>, remain in effect <text:span text:style-name="T2">following termination</text:span>. Upon termination for cause, any active<text:span text:style-name="T2"> Deliverable Orders</text:span> not yet accepted are cancelled and <text:span text:style-name="T2">Company </text:span>has no obligation to accept or pay for unaccepted <text:span text:style-name="T2">Deliverables</text:span>, without prejudice to any other remedies.</text:p>
      <text:p text:style-name="P1"><text:span text:style-name="T2">10.4 Communication Procedure: </text:span>For purposes of <text:span text:style-name="T2">Section 10.2(a)(iii)</text:span>, <text:span text:style-name="T2">Company’s 2 written follow-ups</text:span> may be sent by email or Discord, and the <text:span text:style-name="T2">5 Business Day period</text:span> is measured from the date of the first follow-up.</text:p>
      <text:p text:style-name="P1"><text:span text:style-name="T2">10.5 Royalty Vesting; Continuation; Forfeiture:</text:span></text:p>
      <text:p text:style-name="P1"><text:span text:style-name="T2">(A) Vesting: Contractor’s </text:span>royalty entitlement under <text:span text:style-name="T2">Schedule B</text:span> vests only upon the <text:span text:style-name="T2">Royalty Vesting Event</text:span>.</text:p>
      <text:p text:style-name="P1"><text:span text:style-name="T2">(B) Continuation: </text:span>After vesting, royalties remain payable for the royalty term stated in <text:span text:style-name="T2">Schedule B</text:span> notwithstanding any expiration or termination for convenience under <text:span text:style-name="T2">Section 10.1</text:span>.</text:p>
      <text:p text:style-name="P1"><text:soft-page-break/><text:span text:style-name="T2">(C) Forfeiture: </text:span>Notwithstanding <text:span text:style-name="T2">Section 10.5(B)</text:span>, <text:span text:style-name="T2">Contractor’s </text:span>right to future royalties terminates immediately upon:</text:p>
      <text:p text:style-name="P1"><text:span text:style-name="T2">(i) Company’s</text:span> termination for cause under<text:span text:style-name="T2"> Section 10.2; </text:span>or</text:p>
      <text:p text:style-name="P1"><text:span text:style-name="T2">(ii) Contractor’s material breach</text:span> of <text:span text:style-name="T2">Section 5,</text:span> <text:span text:style-name="T2">Section 6, </text:span>or <text:span text:style-name="T2">Section 7</text:span> as of the date of such <text:span text:style-name="T2">material breach</text:span>.</text:p>
      <text:p text:style-name="P1"><text:span text:style-name="T2">(D) No Waiver: </text:span>Payment of royalties does not waive<text:span text:style-name="T2"> Company’s </text:span>other remedies for breach.</text:p>
      <text:p text:style-name="P1"><text:span text:style-name="T2">(E)</text:span> <text:span text:style-name="T2">Stalling Conduct:</text:span> <text:span text:style-name="T2">Company </text:span>will not take actions in bad faith primarily intended to prevent the <text:span text:style-name="T2">Royalty Vesting Event</text:span>, such as refusing to issue <text:span text:style-name="T2">Required Deliverable Order Requests</text:span> for Minimum Scope items priced at<text:span text:style-name="T2"> Schedule B </text:span>rates<text:span text:style-name="T2">, </text:span>or where justified by written scope and specification changes agreed by the <text:span text:style-name="T2">Parties </text:span>in writing, up to 30% above <text:span text:style-name="T2">Schedule B</text:span>, or terminating for convenience to avoid vesting. This <text:span text:style-name="T2">Section 10.5(E)</text:span> does not apply if <text:span text:style-name="T2">Contractor </text:span>is in <text:span text:style-name="T2">material breach</text:span> or has been <text:span text:style-name="T2">terminated for cause</text:span>.</text:p>
      <text:p text:style-name="P1">If <text:span text:style-name="T2">(i)</text:span> <text:span text:style-name="T2">Company</text:span> terminates for convenience before the <text:span text:style-name="T2">Royalty Vesting Event </text:span>occurs after receiving a <text:span text:style-name="T2">Stalling Notice</text:span> and failing to cure under <text:span text:style-name="T2">Section 10.5(F)</text:span>, or <text:span text:style-name="T2">(ii)</text:span> <text:span text:style-name="T2">Section 10.5(J)</text:span> applies, then <text:span text:style-name="T2">Contractor’s </text:span>royalty rate vests pro rata as follows:</text:p>
      <text:p text:style-name="P1"><text:span text:style-name="T2">Vested Royalty Rate = (Completed Minimum Scope Value / Minimum Scope Value) × the royalty rate in B1.</text:span></text:p>
      <text:p text:style-name="P1">For clarity, if Completed Minimum Scope Value is 60% of Minimum Scope Value, the Vested Royalty Rate equals 60% of the <text:span text:style-name="T2">B1</text:span> royalty rate. If amendments are made through <text:span text:style-name="T2">Deliverable Order Amendments </text:span>that change prices for Minimum Scope items outlined in <text:span text:style-name="T2">Schedule B, </text:span>then the adjusted values will be used for both scope values. <text:span text:style-name="T2">Vested Royalty Rate</text:span> will not exceed the <text:span text:style-name="T2">B1</text:span> royalty rate. </text:p>
      <text:p text:style-name="P1"><text:span text:style-name="T2">(F) Notice and Cure: </text:span>Before <text:span text:style-name="T2">Contractor </text:span>may invoke <text:span text:style-name="T2">Section 10.5(E)</text:span>, <text:span text:style-name="T2">Contractor </text:span>must provide written notice describing the alleged stalling in reasonable detail(“Stalling Notice”). <text:span text:style-name="T2">Company </text:span>will have <text:span text:style-name="T2">10 Business Days</text:span> after receipt to cure by taking commercially reasonable steps to proceed with <text:span text:style-name="T2">Required Deliverable Order Requests, </text:span>and to finalize the resulting <text:span text:style-name="T2">Deliverable Orders</text:span>, needed to complete the Minimum Scope. If <text:span text:style-name="T2">Company </text:span>cures within that period, then <text:span text:style-name="T2">Section 10.5(E)</text:span> will not apply to the cured conduct. A <text:span text:style-name="T2">Stalling Notice</text:span> applies only to the conduct described in that notice; <text:span text:style-name="T2">Contractor </text:span>may deliver additional <text:span text:style-name="T2">Stalling Notices</text:span> for subsequent stalling. If <text:span text:style-name="T2">Company </text:span>fails to cure within <text:span text:style-name="T2">10 Business Days</text:span>, <text:span text:style-name="T2">Contractor </text:span>may terminate for convenience and <text:span text:style-name="T2">10.5(E) </text:span>still applies subject to <text:span text:style-name="T2">Section 10.5(I)</text:span>. If <text:span text:style-name="T2">Company</text:span> gives notice of termination for convenience before the <text:span text:style-name="T2">Royalty Vesting Event</text:span>, <text:span text:style-name="T2">Contractor </text:span>may deliver a <text:span text:style-name="T2">Stalling Notice</text:span> within <text:span text:style-name="T2">10 Business Days</text:span> after receiving the termination notice, and <text:span text:style-name="T2">Section 10.5(F)</text:span> will apply as if the termination notice were the stalling conduct.</text:p>
      <text:p text:style-name="P1"><text:span text:style-name="T2">(G) A Stalling Notice is valid only if it:</text:span></text:p>
      <text:p text:style-name="P1"><text:span text:style-name="T2">(i) </text:span>identifies the specific Minimum Scope item(s) at issue;</text:p>
      <text:p text:style-name="P1"><text:span text:style-name="T2">(ii) </text:span>identifies the specific <text:span text:style-name="T2">Required Deliverable Order Request(s)</text:span> the <text:span text:style-name="T2">Contractor </text:span>is ready, willing, and able to accept, including price, Delivery Date, and acceptance criteria consistent with this <text:span text:style-name="T2">Agreement</text:span>;</text:p>
      <text:p text:style-name="P1"><text:span text:style-name="T2">(iii) </text:span>describes <text:span text:style-name="T2">Company’s</text:span> conduct alleged to be stalling, including at least dates and proof of relevant messages; and</text:p>
      <text:p text:style-name="P1"><text:span text:style-name="T2">(iv) </text:span>states what action <text:span text:style-name="T2">Contractor </text:span>is requesting <text:span text:style-name="T2">Company </text:span>take to proceed.</text:p>
      <text:p text:style-name="P1"><text:span text:style-name="T2">(H) Cure: Company </text:span>cures the alleged stalling if, within the <text:span text:style-name="T2">10 Business Day period</text:span>, <text:span text:style-name="T2">Company </text:span>either:</text:p>
      <text:p text:style-name="P1"><text:span text:style-name="T2">(i) </text:span>issues or approves the <text:span text:style-name="T2">Required Deliverable Order Request(s)</text:span> identified in the <text:span text:style-name="T2">Stalling Notice</text:span>, or materially equivalent requests consistent with this <text:span text:style-name="T2">Agreement</text:span>; or</text:p>
      <text:p text:style-name="P1"><text:span text:style-name="T2">(ii) </text:span>provides a written response describing a reasonable good-faith business justification for delay and provides a commercially reasonable target date to proceed if applicable.</text:p>
      <text:p text:style-name="P1"><text:span text:style-name="T2">(I) Dispute:</text:span> If <text:span text:style-name="T2">Company </text:span>disputes the <text:span text:style-name="T2">Stalling Notice</text:span> in writing within the cure period and provides the response described in <text:span text:style-name="T2">Section 10.5(H)(ii)</text:span>, then <text:span text:style-name="T2">Section 10.5(E)</text:span> applies <text:span text:style-name="T2">only if</text:span> a court of competent jurisdiction determines <text:span text:style-name="T2">Company </text:span>acted in bad faith primarily to prevent the <text:span text:style-name="T2">Royalty Vesting Event</text:span>.</text:p>
      <text:p text:style-name="P1"><text:span text:style-name="T2">(J) Expiration and Non-Renewal:</text:span> If this <text:span text:style-name="T2">Agreement </text:span>expires under <text:span text:style-name="T2">Section 2.1</text:span> <text:span text:style-name="T2">before</text:span> the <text:span text:style-name="T2">Royalty Vesting Event</text:span>, and <text:span text:style-name="T2">Contractor </text:span>is not in <text:span text:style-name="T2">material breach</text:span>, and <text:span text:style-name="T2">Company </text:span>elects not to extend the Term <text:span text:style-name="T2">after receiving a Stalling Notice and failing to cure as described in Section 10.5(F)</text:span>, then <text:span text:style-name="T2">Contractor’s </text:span>royalty rate vests pro rata under <text:span text:style-name="T2">Section 10.5(E)</text:span> as of the expiration date.</text:p>
      <text:p text:style-name="P1"><text:span text:style-name="T2">(K) </text:span>If <text:span text:style-name="T2">Contractor </text:span>terminates for convenience before the <text:span text:style-name="T2">Royalty Vesting Event</text:span>, no royalties are owed unless <text:span text:style-name="T2">Section 10.5(E)</text:span> applies due to <text:span text:style-name="T2">Company </text:span>stalling<text:span text:style-name="T2">.</text:span></text:p>
      <text:p text:style-name="P1"><text:span text:style-name="T2">10.6 Effect of Termination for Cause: </text:span>If <text:span text:style-name="T2">Company </text:span>terminates this <text:span text:style-name="T2">Agreement </text:span>for cause <text:span text:style-name="T2">(10.2)</text:span>, <text:span text:style-name="T2">Contractor’s </text:span>right to future royalties immediately terminates <text:span text:style-name="T2">(10.5(C)(i))</text:span>; however, <text:span text:style-name="T2">Company </text:span>remains obligated to pay for accepted <text:span text:style-name="T2">Deliverables </text:span>completed prior to termination.</text:p>
      <text:p text:style-name="P1"><text:soft-page-break/><text:span text:style-name="T2">10.7 Professional Conduct:</text:span> <text:span text:style-name="T2">Contractor </text:span>will communicate and conduct themselves in a professional manner. Harassment, threats, hate based conduct, or abusive behaviour toward <text:span text:style-name="T2">Company </text:span>personnel or other contractors constitutes a <text:span text:style-name="T2">material breach</text:span>. <text:span text:style-name="T2">Company </text:span>may terminate immediately under <text:span text:style-name="T2">Section 10.2</text:span> for breach of this <text:span text:style-name="T2">Section 10.7</text:span>.</text:p>
      <text:p text:style-name="P1"><text:span text:style-name="T2">10.8 No Fault Termination:</text:span></text:p>
      <text:p text:style-name="P1">If the <text:span text:style-name="T2">Parties </text:span>do not agree in writing on at least one <text:span text:style-name="T2">Deliverable</text:span> <text:span text:style-name="T2">Order </text:span>for a Minimum Scope item <text:span text:style-name="T2">(A5)</text:span> within <text:span text:style-name="T2">5 Business Days</text:span> after the <text:span text:style-name="T2">Effective Date</text:span>, either <text:span text:style-name="T2">Party </text:span>may terminate this <text:span text:style-name="T2">Agreement </text:span>upon written notice, effective immediately (a “No Fault Early Termination”).</text:p>
      <text:p text:style-name="P1"><text:span text:style-name="T2">(a)</text:span> <text:span text:style-name="T2">No royalties and no vesting:</text:span> No royalties, pro rata royalties, or other royalty entitlement under <text:span text:style-name="T2">Schedule B</text:span> will be owed or payable, and the <text:span text:style-name="T2">Royalty Vesting Event</text:span> will be deemed not to have occurred. <text:span text:style-name="T2">Sections 10.5(E)–10.5(K)</text:span> do not apply to a <text:span text:style-name="T2">No Fault Early Termination</text:span>.</text:p>
      <text:p text:style-name="P1"><text:span text:style-name="T2">(b)</text:span> <text:span text:style-name="T2">Fees:</text:span> <text:span text:style-name="T2">Company </text:span>will pay <text:span text:style-name="T2">Contractor </text:span>for any <text:span text:style-name="T2">Deliverables </text:span>that were accepted and paid for prior to the effective time of termination, if any.</text:p>
      <text:p text:style-name="P1"><text:span text:style-name="T2">(c)</text:span> <text:span text:style-name="T2">Survival:</text:span> Notwithstanding the foregoing, <text:span text:style-name="T2">Sections 5, 6, 7, 8, 9</text:span>, <text:span text:style-name="T2">11, 12, 13,</text:span> as well as any other provisions intended to survive by their nature, will survive a <text:span text:style-name="T2">No Fault Early Termination</text:span>.</text:p>
      <text:p text:style-name="P17"><text:bookmark text:name="_qzcfpm31698r"/><text:span text:style-name="T4">11) Cross-Border Tax and Compliance</text:span></text:p>
      <text:p text:style-name="P1"><text:span text:style-name="T2">11.1 Principal Place of Work: Contractor </text:span>performs Services from the United States unless otherwise agreed in writing.</text:p>
      <text:p text:style-name="P1"><text:span text:style-name="T2">11.2</text:span> <text:span text:style-name="T2">Work in Canada: </text:span>If <text:span text:style-name="T2">Contractor </text:span>performs any <text:span text:style-name="T2">Services </text:span>in Canada, <text:span text:style-name="T2">Company </text:span>may withhold and remit any amounts required by applicable Canadian law, including <text:span text:style-name="T2">Regulation 105</text:span>, unless <text:span text:style-name="T2">Contractor </text:span>provides a waiver or reduction authorization from CRA.</text:p>
      <text:p text:style-name="P1"><text:span text:style-name="T2">11.3</text:span> <text:span text:style-name="T2">Tax Responsibility: Contractor </text:span>is solely responsible for reporting and paying all U.S. taxes arising from amounts received under this <text:span text:style-name="T2">Agreement</text:span>. <text:span text:style-name="T2">Company </text:span>will not withhold taxes except as required by applicable law.</text:p>
      <text:p text:style-name="P1"><text:span text:style-name="T2">11.4 Information Requests:</text:span> <text:span text:style-name="T2">Contractor </text:span>will provide reasonable information including residency or withholding documentation requested by <text:span text:style-name="T2">Company </text:span>to support compliance, and <text:span text:style-name="T2">Company </text:span>may rely on such documentation.</text:p>
      <text:p text:style-name="P1"><text:span text:style-name="T2">11.5 Statements and Reporting:</text:span> <text:span text:style-name="T2">Company </text:span>may provide payment statements or reports reflecting amounts paid under this <text:span text:style-name="T2">Agreement</text:span>, including royalties, as required by applicable law.</text:p>
      <text:p text:style-name="P17"><text:bookmark text:name="_iccpd7hahk1u"/><text:span text:style-name="T4">12) Governing Law; Dispute Resolution</text:span></text:p>
      <text:p text:style-name="P1"><text:span text:style-name="T2">12.1</text:span> <text:span text:style-name="T2">Governing Law:</text:span> This Agreement is governed by the laws of the <text:span text:style-name="T2">Province of Ontario </text:span>and the federal laws of <text:span text:style-name="T2">Canada </text:span>applicable therein, excluding conflict of law rules.</text:p>
      <text:p text:style-name="P1"><text:span text:style-name="T2">12.2</text:span> <text:span text:style-name="T2">Forum:</text:span> <text:span text:style-name="T2">The Parties</text:span> <text:span text:style-name="T2">attorn to the exclusive jurisdiction</text:span> of the courts located in <text:span text:style-name="T2">Ontario, Canada</text:span>, and agree that any proceeding arising out of or relating to this Agreement will be brought exclusively in such courts. Each <text:span text:style-name="T2">Party </text:span>waives any objection that such courts are an inconvenient forum.</text:p>
      <text:p text:style-name="P17"><text:bookmark text:name="_h64378x09sq2"/><text:span text:style-name="T4">13) Miscellaneous</text:span></text:p>
      <text:p text:style-name="P1"><text:span text:style-name="T2">13.1 Notices: </text:span>Any notice under this <text:span text:style-name="T2">Agreement </text:span>must be in writing and may be delivered by </text:p>
      <text:p text:style-name="P1"><text:span text:style-name="T2">(a)</text:span> email, </text:p>
      <text:p text:style-name="P1"><text:span text:style-name="T2">(b)</text:span> courier, or </text:p>
      <text:p text:style-name="P1"><text:span text:style-name="T2">(c)</text:span> Discord message posted in the <text:span text:style-name="T2">Parties</text:span>’ agreed <text:span text:style-name="T2">Project </text:span>communications channel. </text:p>
      <text:p text:style-name="P1">Email notices are deemed given when sent to the notice email address below, provided the sending <text:span text:style-name="T2">Party </text:span>does not receive an automated bounce-back or delivery failure notice. Courier notices are deemed given upon delivery. Discord notices are deemed given when sent, provided the sending <text:span text:style-name="T2">Party </text:span>retains reasonable evidence of delivery. Notices to <text:span text:style-name="T2">Company </text:span>must be sent to <text:span text:style-name="T2">[COMPANY EMAIL OR AUTHORIZED PERSON EMAIL HERE]</text:span>. Notices to <text:span text:style-name="T2">Contractor </text:span>must be sent to <text:span text:style-name="T2">[CONTRACTOR EMAIL]</text:span>. Either Party may update its notice address by giving notice under this <text:span text:style-name="T2">Section 13.1</text:span>. For clarity, the “Project communications channel” is the Discord server currently used by the <text:span text:style-name="T2">Parties </text:span>for <text:span text:style-name="T2">Project </text:span>coordination at the time notice is sent.</text:p>
      <text:p text:style-name="P1"><text:soft-page-break/><text:span text:style-name="T2">13.2</text:span> <text:span text:style-name="T2">Assignment:</text:span> <text:span text:style-name="T2">Contractor </text:span>may not assign without <text:span text:style-name="T2">Company </text:span>consent. <text:span text:style-name="T2">Company </text:span>may assign to an affiliate or acquirer.</text:p>
      <text:p text:style-name="P1"><text:span text:style-name="T2">13.3</text:span> <text:span text:style-name="T2">Entire Agreement:</text:span> This <text:span text:style-name="T2">Agreement </text:span>and schedules are the entire agreement between <text:span text:style-name="T2">Company</text:span> and <text:span text:style-name="T2">Contractor</text:span>,<text:span text:style-name="T2"> </text:span>and supersede prior discussions.</text:p>
      <text:p text:style-name="P1"><text:span text:style-name="T2">13.4</text:span> <text:span text:style-name="T2">Amendments:</text:span> Must be in writing signed by both <text:span text:style-name="T2">Parties</text:span>. For clarity, <text:span text:style-name="T2">Deliverable Orders</text:span> and approvals under <text:span text:style-name="T2">Schedule A</text:span> may be made as set out in <text:span text:style-name="T2">Schedule A</text:span> and do not require formal signature.</text:p>
      <text:p text:style-name="P1"><text:span text:style-name="T2">13.5</text:span> <text:span text:style-name="T2">Severability:</text:span> Invalid provisions are severed; remainder stays effective.</text:p>
      <text:p text:style-name="P1"><text:span text:style-name="T2">13.6 Counterparts; Electronic Signatures: </text:span>This <text:span text:style-name="T2">Agreement </text:span>may be executed in counterparts and by electronic signature such as PDF, each of which is deemed an original.</text:p>
      <text:p text:style-name="P1"><text:span text:style-name="T2">13.7 Non-Disparagement:</text:span> During the Term and for <text:span text:style-name="T2">2 years</text:span> thereafter, neither <text:span text:style-name="T2">Party </text:span>will knowingly make false statements that materially disparage the other <text:span text:style-name="T2">Party </text:span>or its products. This does not restrict truthful statements required by law or statements made in legal proceedings.</text:p>
      <text:p text:style-name="P1"><text:span text:style-name="T2">13.8 Headings are for convenience only and do not affect interpretation.<text:line-break/></text:span><draw:rect text:anchor-type="as-char" style:rel-width="100%" draw:z-index="0" draw:style-name="gr1" draw:text-style-name="P19" svg:width="0.0012in" svg:height="0.0213in"><text:p/></draw:rect></text:p>
      <text:p text:style-name="P1"><text:span text:style-name="T3">Schedule A – Statement of Work</text:span></text:p>
      <text:p text:style-name="P1"><text:span text:style-name="T2">A1. Project Name: </text:span>Project development codename is <text:span text:style-name="T2">[GAME NAME].</text:span></text:p>
      <text:p text:style-name="P1"><text:span text:style-name="T2">A2. Nature of Work: Contractor </text:span>will create pixel art and concept work as requested by <text:span text:style-name="T2">Company </text:span>through <text:span text:style-name="T2">Deliverable Orders</text:span>.</text:p>
      <text:p text:style-name="P1"><text:span text:style-name="T2">A3. Deliverable Order: </text:span>Before <text:span text:style-name="T2">Contractor </text:span>begins work on any <text:span text:style-name="T2">Deliverable</text:span>, the <text:span text:style-name="T2">Parties </text:span>will agree in writing on: </text:p>
      <text:p text:style-name="P1"><text:span text:style-name="T2">(a)</text:span> description and references, </text:p>
      <text:p text:style-name="P1"><text:span text:style-name="T2">(b)</text:span> technical specifications such as format, resolution, layers, and source files, </text:p>
      <text:p text:style-name="P1"><text:span text:style-name="T2">(c)</text:span> price, </text:p>
      <text:p text:style-name="P1"><text:span text:style-name="T2">(d)</text:span> deadline or milestone date, and </text:p>
      <text:p text:style-name="P1"><text:span text:style-name="T2">(e)</text:span> acceptance criteria. That written specification becomes a <text:span text:style-name="T2">Deliverable Order</text:span> and is incorporated into this Agreement.</text:p>
      <text:p text:style-name="P1"><text:span text:style-name="T2">(f) </text:span>Whether the <text:span text:style-name="T2">Deliverable </text:span>is designated as<text:span text:style-name="T2"> Minimum Scope UI </text:span>or as an <text:span text:style-name="T2">Optional Deliverable</text:span>.</text:p>
      <text:p text:style-name="P1"><text:span text:style-name="T2">A4. Deliverable Acceptance: </text:span>Upon receiving <text:span text:style-name="T2">Deliverables </text:span>from <text:span text:style-name="T2">Contractor, Company </text:span>will accept only <text:span text:style-name="T2">Deliverables </text:span>that meet the <text:span text:style-name="T2">Deliverable Order</text:span> <text:span text:style-name="T2">(A3) </text:span>outlined by both parties prior to delivery. <text:span text:style-name="T2">Company </text:span>considers only accepted <text:span text:style-name="T2">Deliverables </text:span>payable. Any change in scope or specifications requires a <text:span text:style-name="T2">Deliverable Order Amendment</text:span> pursuant to <text:span text:style-name="T2">(A3)</text:span>. Review and acceptance will follow the timelines outlined in <text:span text:style-name="T2">Section 1.3</text:span>.</text:p>
      <text:p text:style-name="P1"><text:span text:style-name="T2">A5. Minimum Scope Deliverables Required:</text:span></text:p>
      <text:list xml:id="list2347138038" text:style-name="WWNum2">
        <text:list-item>
          <text:p text:style-name="P4">24 Spell Cards including a portrait animation</text:p>
        </text:list-item>
        <text:list-item>
          <text:p text:style-name="P6">6 Characters which includes sprite, expressions, posing, and mouth animations</text:p>
        </text:list-item>
        <text:list-item>
          <text:p text:style-name="P6"><text:soft-page-break/>User Interface Deliverables such as menu buttons, labels, sliders, icons, and their associated interaction states or variants. The <text:span text:style-name="T2">Parties </text:span>agree the <text:span text:style-name="T2">Minimum Scope UI</text:span> <text:span text:style-name="T2">Requirement </text:span>is satisfied when the total fees for accepted and paid <text:span text:style-name="T2">Minimum Scope UI</text:span> equals or exceeds the <text:span text:style-name="T2">UI Threshold</text:span>. <text:span text:style-name="T2">UI Deliverables</text:span> beyond the <text:span text:style-name="T2">UI Threshold</text:span> are <text:span text:style-name="T2">Optional Deliverable Order Requests</text:span> unless the <text:span text:style-name="T2">Parties </text:span>amend <text:span text:style-name="T2">Schedule A</text:span> in writing. If a <text:span text:style-name="T2">UI Deliverable</text:span> is not designated in the <text:span text:style-name="T2">Deliverable Order</text:span> as <text:span text:style-name="T2">Minimum Scope UI</text:span>, it will be treated as an <text:span text:style-name="T2">Optional Deliverable</text:span>.</text:p>
        </text:list-item>
        <text:list-item>
          <text:p text:style-name="P8">4 level backgrounds</text:p>
        </text:list-item>
      </text:list>
      <text:p text:style-name="P10"><text:span text:style-name="T2">A6. Revisions: </text:span>Revisions will be handled as set out in <text:span text:style-name="T2">Section 1.3</text:span> and the <text:span text:style-name="T2">Deliverable Order</text:span>.</text:p>
      <text:p text:style-name="P1"><text:span text:style-name="T2">A7. Milestones: </text:span>The <text:span text:style-name="T2">Parties </text:span>will agree in writing to a delivery date for each <text:span text:style-name="T2">Deliverable </text:span>or milestone.</text:p>
      <text:p text:style-name="P1"><text:span text:style-name="T2">A8. Extension Requests: Contractor </text:span>may request an extension before the due date, stating the reason and a proposed new date. <text:span text:style-name="T2">Company </text:span>may approve or reject in its discretion.</text:p>
      <text:p text:style-name="P1"><text:span text:style-name="T2">A9. Asset Disclosure and Source Files: </text:span>Each <text:span text:style-name="T2">Deliverable </text:span>must be delivered with the final exported files <text:span text:style-name="T2">and</text:span> the editable source files reasonably necessary to modify and implement the <text:span text:style-name="T2">Deliverable</text:span>, as specified in the <text:span text:style-name="T2">Deliverable Order</text:span> <text:span text:style-name="T2">(A3)</text:span>.</text:p>
      <text:p text:style-name="P1"><text:span text:style-name="T2">A10. Written Approvals and Deliverable Orders: </text:span>The Parties may approve <text:span text:style-name="T2">Deliverable Orders</text:span> <text:span text:style-name="T2">(A3)</text:span>, deadlines, prices, and revisions in writing via email or Discord messages in the <text:span text:style-name="T2">Parties</text:span>’ Project communications channel. File delivery via Google Drive links is acceptable. The <text:span text:style-name="T2">Parties </text:span>will retain copies of such approvals.</text:p>
      <text:p text:style-name="P15"><text:bookmark text:name="_pl28ljrcd00i"/></text:p>
      <text:p text:style-name="P15"><text:bookmark text:name="_mcce23bsmpf1"/></text:p>
      <text:p text:style-name="P16"><text:bookmark text:name="_40no9rtyegtc"/><text:span text:style-name="T3">Schedule B – Compensation</text:span></text:p>
      <text:p text:style-name="Standard">All following amounts are listed in <text:span text:style-name="T2">USD</text:span>. All Deliverables can be subject to further negotiation contingent on revisions, and changes of scope in complexity. All price revisions must be consented on by both parties before an amendment can be made.</text:p>
      <text:p text:style-name="Standard"/>
      <text:p text:style-name="Standard"><text:span text:style-name="T2">B0. Flat Fee per Deliverable:</text:span></text:p>
      <text:list xml:id="list3785489812" text:style-name="WWNum1">
        <text:list-item>
          <text:p text:style-name="P5">$150 per Spell Card</text:p>
        </text:list-item>
        <text:list-item>
          <text:p text:style-name="P7">$60 per User Interface element </text:p>
        </text:list-item>
        <text:list-item>
          <text:p text:style-name="P7">$150 per background</text:p>
        </text:list-item>
        <text:list-item>
          <text:p text:style-name="P9">$210 per Character </text:p>
        </text:list-item>
      </text:list>
      <text:p text:style-name="P1"><text:span text:style-name="T2">B1. Royalty: Company </text:span>will pay <text:span text:style-name="T2">Contractor [%] </text:span>of <text:span text:style-name="T2">Net Receipts</text:span> attributable to the Project for <text:span text:style-name="T2">5 years</text:span> beginning on the <text:span text:style-name="T2">Public Release </text:span>date, subject to <text:span text:style-name="T2">Section 10.5</text:span>.</text:p>
      <text:p text:style-name="P1"><text:span text:style-name="T2">B2. Reporting and Payment:</text:span> Reports and payments monthly, paid within <text:span text:style-name="T2">30</text:span> <text:span text:style-name="T2">calendar days </text:span>after month-end. Reports will include at least units, refunds, <text:span text:style-name="T2">Net Receipts</text:span>, and royalty amount.</text:p>
      <text:p text:style-name="P1"><text:span text:style-name="T2">B3. Bundles: </text:span>If <text:span text:style-name="T2">the Project</text:span> is sold as part of a bundle containing other products, <text:span text:style-name="T2">Net Receipts</text:span> attributable to <text:span text:style-name="T2">the Project</text:span> will be the amount allocated to <text:span text:style-name="T2">the Project</text:span> in the applicable storefront or platform settlement reports. If no allocation is provided, <text:span text:style-name="T2">Net Receipts</text:span> will be allocated pro rata based on the standalone list prices of the included products at the time of sale or another method mutually agreed in writing.</text:p>
      <text:p text:style-name="P1"><text:span text:style-name="T2">B4. Subscription or Library Services: Net Receipts</text:span> includes amounts actually received by <text:span text:style-name="T2">Company </text:span>from subscription, cloud, or game library services to the extent such amounts are consideration for making <text:span text:style-name="T2">the Project </text:span>available or played through the service. Amounts paid solely for marketing placements or unrelated promotional services are excluded unless the <text:span text:style-name="T2">Parties </text:span>agree prior in writing.</text:p>
      <text:p text:style-name="P1"><text:soft-page-break/><text:span text:style-name="T2">B5. Excluded Revenue: Net Receipts</text:span> excludes revenue from merchandise, brand or sponsorship deals, adaptations, and any products other than the base game listed in <text:span text:style-name="T2">Schedule B</text:span> including DLC, expansions, and sequels. The <text:span text:style-name="T2">Parties </text:span>can amend this <text:span text:style-name="T2">Agreement </text:span>in writing to include them if required in the foreseeable future.</text:p>
      <text:p text:style-name="P1"><text:span text:style-name="T2">B6. Free Copies and Keys: </text:span>No royalties are owed on keys or copies provided free of charge. Royalties apply to keys sold for consideration based on <text:span text:style-name="T2">Net Receipts</text:span> actually received.</text:p>
      <text:p text:style-name="P1"><text:span text:style-name="T2">B7. Audit:</text:span> <text:span text:style-name="T2">Contractor </text:span>may audit royalty statements no more than once per year with <text:span text:style-name="T2">30 calendar days’ </text:span>notice. Audit will be conducted by an independent accountant under confidentiality obligations. <text:span text:style-name="T2">Contractor </text:span>bears costs unless the audit reveals an underpayment of more than <text:span text:style-name="T2">5%</text:span>, in which case <text:span text:style-name="T2">Company </text:span>will reimburse reasonable audit costs. Audit is limited to books and records reasonably necessary to verify royalties for <text:span text:style-name="T2">the Project</text:span>.</text:p>
      <text:p text:style-name="P1"><text:span text:style-name="T2">B8. Rate Card: Schedule B</text:span> lists baseline rates for <text:span text:style-name="T2">Deliverables </text:span>outlined in <text:span text:style-name="T2">(A5)</text:span>. Final pricing for each <text:span text:style-name="T2">Deliverable </text:span>will be set in the applicable <text:span text:style-name="T2">Deliverable Order</text:span> outlined in <text:span text:style-name="T2">(A3) </text:span>agreed in writing by both <text:span text:style-name="T2">Parties</text:span>. In the event of a conflict, the <text:span text:style-name="T2">Deliverable Order</text:span> controls.</text:p>
      <text:p text:style-name="P1"><text:span text:style-name="T2">B9. Currency:</text:span> All fees and royalties are calculated and paid in <text:span text:style-name="T2">USD</text:span>.</text:p>
      <text:p text:style-name="P1"><text:span text:style-name="T2">B10. Source Documents:</text:span> Royalty calculations will be based on the amounts shown in the applicable platform settlement reports and amounts actually received by <text:span text:style-name="T2">Company.</text:span></text:p>
      <text:p text:style-name="P1"><text:span text:style-name="T2">B11. Conversion: </text:span>Where platform reports provide USD amounts, those USD amounts will be used. If a platform reports in a non-USD currency, <text:span text:style-name="T2">Company </text:span>will convert using the conversion rate shown in the platform settlement report for that period; if none is provided, <text:span text:style-name="T2">Company </text:span>will use the bank rate applied to the deposit received.</text:p>
      <text:p text:style-name="P1"><text:span text:style-name="T2">By signing this agreement, both parties fully agree and consent to the conditions listed in this agreement and schedules.</text:span></text:p>
      <text:p text:style-name="P1"><text:span text:style-name="T2">Contractor Signature: _______________________________ Date: ____________________</text:span></text:p>
      <text:p text:style-name="P1"><text:span text:style-name="T2">Director Signature: _________________________________ Date: 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35" meta:word-count="5748" meta:character-count="38400" meta:non-whitespace-character-count="32854"/>
    <meta:generator>LibreOfficeDev/6.0.5.2$Linux_X86_64 LibreOffice_project/</meta:generator>
  </office:meta>
</office:document-meta>
</file>